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5dffb" officeooo:paragraph-rsid="0005dffb"/>
    </style:style>
    <style:style style:name="P2" style:family="paragraph" style:parent-style-name="Title">
      <style:text-properties officeooo:rsid="0005dffb" officeooo:paragraph-rsid="0005dffb"/>
    </style:style>
    <style:style style:name="T1" style:family="text">
      <style:text-properties officeooo:rsid="00070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cký popis QGIS plugin LIMES</text:p>
      <text:p text:style-name="P1">Plugin se skládá ze dvou komponent, kdy první z nich je uložení zdrojových dat na úložišti github. Zde jsou uložené vrstvy <text:span text:style-name="T1">ve formátech </text:span>Geopackage a GeoJSON společně se zdrojovým kódem a návody pro používání.</text:p>
      <text:p text:style-name="P1">Zdrojová vrstva <text:span text:style-name="T1">je</text:span> ve formátu GeoPackage, kdy se jedná o modifikaci souborové databáze SpatialLite. Tato vrstva obsahuje nefiltrovaná data a slouží pro potřeby aktualizace dat. Samotná aktualizace se provádí v QGIS <text:span text:style-name="T1">pomocí editačních nástrojů</text:span>. </text:p>
      <text:p text:style-name="P1">Druhá vrstva je ve formátu GeoJSON. Ta slouží pro filtrování záznamů v pluginu, kdy po načtení grafického rozhraní se stáhne jako skrytá dočasná vrstva. S touto vrstvou nelze pracovat jinak než pomocí grafického rozhraní. Vrstva vznikne jako export ze zdrojové vrstvy ve formátu GeoPackage. <text:span text:style-name="T1">Po zavření QGIS se sama vymaže.</text:span></text:p>
      <text:p text:style-name="P1">Druhou komponentou pluginu je samotné grafické rozhraní, to umožňuje filtrování záznamů zdrojové vrstvy pomocí před-chystaných formulářů. Alternativně lze použít pro vytvoření výraz<text:span text:style-name="T1">u</text:span> „Expression Input“, ten slouží pro manuální filtrování, kdy je možné použít plnou funkcionalitu filtrování QGIS. Tato možnost je vhodná hlavně pro zkušené uživatele QGIS.</text:p>
      <text:p text:style-name="P1">Poslední komponentou je návod ve formátu WIKI na github. Současně s <text:span text:style-name="T1">ním</text:span> je možné na github publikovat dotazy ohledně fungování aplikace pomocí nástroje: „Issues“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ahoma" fo:font-size="12pt" fo:language="cs" fo:country="C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5T07:05:52.704691339</meta:creation-date>
    <dc:date>2022-03-25T07:55:45.662065055</dc:date>
    <meta:editing-duration>PT49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93" meta:character-count="1321" meta:non-whitespace-character-count="1133"/>
  </office:meta>
</office:document-meta>
</file>